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0df419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Standard">
      <style:paragraph-properties fo:text-align="start" style:justify-single-word="false"/>
      <style:text-properties fo:font-size="11pt" officeooo:paragraph-rsid="000df419" style:font-name="Arial" style:font-size-asian="11pt" style:font-size-complex="11pt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f419" style:font-name="Arial" style:font-size-asian="10pt" style:font-size-complex="10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df419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Title">
      <style:text-properties fo:font-weight="bold" officeooo:paragraph-rsid="000df419" style:font-name="arial" style:font-weight-asian="bold" style:font-weight-complex="bold"/>
    </style:style>
    <style:style style:family="paragraph" style:name="P9" style:parent-style-name="UrbanTitle">
      <style:text-properties fo:font-weight="bold" officeooo:paragraph-rsid="000df419" style:font-name="arial" style:font-weight-asian="bold" style:font-weight-complex="bold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fo:font-weight="bold" style:font-size-asian="12pt" style:font-size-complex="12pt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7"><text:conditional-text text:condition="ooow:&quot;view.do_mailing()&quot;" text:string-value-if-false="" text:string-value-if-true="&quot;mailed_data.getSignaletic()&quot;">mailed_data.getSignaletic()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>Déclaration urbanistique préalable</text:p>
      <text:p text:style-name="P5"/>
      <text:p text:style-name="P5"><text:span text:style-name="T4"/></text:p>
      <text:p text:style-name="P5"/>
      <text:p text:style-name="P7"><office:annotation><dc:creator>Gauthier Bastien</dc:creator><dc:date>2011-02-16T16:12:24</dc:date><text:p text:style-name="P10">do text if len(self.getApplicants()) &gt; 1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do text if not len(self.getApplicants()) &gt; 1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7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3"><text:text-input text:description="">self.getReceivability().upper()</text:text-input></text:span>. </text:p>
      <text:p text:style-name="P7"><office:annotation><dc:creator>Simon Delcourt</dc:creator><dc:date>2012-07-02T15:44:25</dc:date><text:p text:style-name="P10">do text if len(self.getValuesForTemplate('article', subfield='extraValue')) == 1</text:p></office:annotation>Celle-ci relève de l’article <text:text-input text:description="Article court">self.getValuesForTemplate('article', subfield='extraValue')[0]</text:text-input><text:s/>du CWATUPE.</text:p>
      <text:p text:style-name="P7"><office:annotation><dc:creator>Simon Delcourt</dc:creator><dc:date>2012-07-02T15:44:25</dc:date><text:p text:style-name="P10">do text if len(self.getValuesForTemplate('article', subfield='extraValue')) &gt; 1</text:p></office:annotation>Celle-ci relève des articles <text:text-input text:description="Article court">','.join(self.getValuesForTemplate('article', subfield='extraValue'))</text:text-input><text:s/>du CWATUPE:</text:p>
      <text:p text:style-name="P7"/>
      <text:p text:style-name="P7">Dès lors, <text:span text:style-name="T3">vous pourrez passer à l’exécution des actes et travaux que vous envisagez 20 jours à compter à partir du lendemain de la date de dépôt de celle-ci.</text:span></text:p>
      <text:p text:style-name="P7"/>
      <text:p text:style-name="P7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3">redevance de 15 €</text:span> que nous vous demandons de <text:span text:style-name="T3">verser sur le compte BEXX-XXX-XXXXXXX-XX</text:span> avec la référence suivante (<text:text-input text:description="Référence">self.getReference()</text:text-input>).</text:p>
      <text:p text:style-name="P7"/>
      <text:p text:style-name="P7">Copie de la présente est envoyée à Monsieur le Fonctionnaire délégué. 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2"/>
      <text:p text:style-name="P5"/>
      <text:p text:style-name="P5"/>
      <text:p text:style-name="P5"><text:span text:style-name="T1"><office:annotation><dc:creator>sde </dc:creator><dc:date>2011-07-27T10:02:32</dc:date><text:p text:style-name="P10">do text</text:p><text:p text:style-name="P10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4:51.970222295</dc:date>
    <meta:editing-duration>PT12H52M5S</meta:editing-duration>
    <meta:editing-cycles>61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237" meta:character-count="1888" meta:non-whitespace-character-count="1700"/>
  </office:meta>
</office:document-meta>
</file>